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00843f6" officeooo:paragraph-rsid="000843f6"/>
    </style:style>
    <style:style style:name="P2" style:family="paragraph" style:parent-style-name="Text_20_body">
      <style:text-properties officeooo:rsid="000843f6" officeooo:paragraph-rsid="000843f6"/>
    </style:style>
    <style:style style:name="P3" style:family="paragraph" style:parent-style-name="Text_20_body" style:list-style-name="L1">
      <style:text-properties officeooo:rsid="000843f6" officeooo:paragraph-rsid="000843f6"/>
    </style:style>
    <style:style style:name="P4" style:family="paragraph" style:parent-style-name="Text_20_body" style:list-style-name="L1">
      <style:text-properties fo:font-style="italic" officeooo:rsid="000843f6" officeooo:paragraph-rsid="000843f6" style:font-style-asian="italic" style:font-style-complex="italic"/>
    </style:style>
    <style:style style:name="P5" style:family="paragraph" style:parent-style-name="Text_20_body" style:list-style-name="L1">
      <style:text-properties fo:font-style="normal" officeooo:rsid="0008a872" officeooo:paragraph-rsid="0008a872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arnings</text:p>
      <text:p text:style-name="P2"/>
      <text:list text:style-name="L1">
        <text:list-item>
          <text:p text:style-name="P3">immer zuerst venv erstellen →<text:span text:style-name="T1"> python -m venv venv</text:span></text:p>
          <text:list>
            <text:list-item>
              <text:p text:style-name="P4"><text:span text:style-name="T2">venv aktivieren bei jeder session</text:span> → venv\Scripts\activate</text:p>
            </text:list-item>
          </text:list>
        </text:list-item>
        <text:list-item>
          <text:p text:style-name="P5">Batch-Size ist Einhait nachdem ein Modell gewichte anpasst </text:p>
          <text:list>
            <text:list-item>
              <text:p text:style-name="P5">500 Bilder Batchsize= 4</text:p>
            </text:list-item>
            <text:list-item>
              <text:p text:style-name="P5">→ 125 Batches pro Epoch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3T17:35:56.644558000</meta:creation-date>
    <dc:date>2026-02-03T18:36:17.334820300</dc:date>
    <meta:editing-duration>PT22M43S</meta:editing-duration>
    <meta:editing-cycles>1</meta:editing-cycles>
    <meta:document-statistic meta:table-count="0" meta:image-count="0" meta:object-count="0" meta:page-count="1" meta:paragraph-count="6" meta:word-count="39" meta:character-count="226" meta:non-whitespace-character-count="197"/>
    <meta:generator>LibreOffice/25.8.4.2$Windows_X86_64 LibreOffice_project/290daaa01b999472f0c7a3890eb6a550fd74c6df</meta:generator>
  </office:meta>
</office:document-meta>
</file>